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KLUG" svg:font-family="LKLU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1a920b" officeooo:paragraph-rsid="001a920b"/>
    </style:style>
    <style:style style:name="P2" style:family="paragraph" style:parent-style-name="Standard">
      <style:text-properties fo:font-weight="bold" officeooo:rsid="001a920b" officeooo:paragraph-rsid="001a920b" style:font-weight-asian="bold" style:font-weight-complex="bold"/>
    </style:style>
    <style:style style:name="P3" style:family="paragraph" style:parent-style-name="Standard">
      <style:text-properties fo:font-weight="bold" officeooo:rsid="001dc6a2" officeooo:paragraph-rsid="001dc6a2" style:font-weight-asian="bold" style:font-weight-complex="bold"/>
    </style:style>
    <style:style style:name="P4" style:family="paragraph" style:parent-style-name="Standard">
      <style:text-properties fo:font-weight="bold" officeooo:rsid="001f2a64" officeooo:paragraph-rsid="001f2a64" style:font-weight-asian="bold" style:font-weight-complex="bold"/>
    </style:style>
    <style:style style:name="P5" style:family="paragraph" style:parent-style-name="Standard">
      <style:text-properties fo:font-weight="bold" officeooo:rsid="00201ca3" officeooo:paragraph-rsid="00201ca3" style:font-weight-asian="bold" style:font-weight-complex="bold"/>
    </style:style>
    <style:style style:name="P6" style:family="paragraph" style:parent-style-name="Standard">
      <style:text-properties fo:font-style="italic" fo:font-weight="bold" officeooo:rsid="001a920b" officeooo:paragraph-rsid="001a920b" style:font-style-asian="italic" style:font-weight-asian="bold" style:font-style-complex="italic" style:font-weight-complex="bold"/>
    </style:style>
    <style:style style:name="P7" style:family="paragraph" style:parent-style-name="Standard">
      <style:text-properties fo:font-style="normal" fo:font-weight="normal" officeooo:rsid="001a920b" officeooo:paragraph-rsid="001a920b" style:font-style-asian="normal" style:font-weight-asian="normal" style:font-style-complex="normal" style:font-weight-complex="normal"/>
    </style:style>
    <style:style style:name="P8" style:family="paragraph" style:parent-style-name="Standard">
      <style:text-properties fo:font-style="normal" fo:font-weight="normal" officeooo:rsid="001c3e81" officeooo:paragraph-rsid="001c3e81" style:font-style-asian="normal" style:font-weight-asian="normal" style:font-style-complex="normal" style:font-weight-complex="normal"/>
    </style:style>
    <style:style style:name="P9" style:family="paragraph" style:parent-style-name="Standard">
      <style:text-properties fo:font-weight="normal" officeooo:rsid="001dc6a2" officeooo:paragraph-rsid="001dc6a2" style:font-weight-asian="normal" style:font-weight-complex="normal"/>
    </style:style>
    <style:style style:name="P10" style:family="paragraph" style:parent-style-name="Standard">
      <style:text-properties fo:font-weight="normal" officeooo:rsid="001f2a64" officeooo:paragraph-rsid="001f2a64" style:font-weight-asian="normal" style:font-weight-complex="normal"/>
    </style:style>
    <style:style style:name="P11" style:family="paragraph" style:parent-style-name="Standard">
      <style:text-properties fo:font-weight="normal" officeooo:rsid="001f2a64" officeooo:paragraph-rsid="00201ca3" style:font-weight-asian="normal" style:font-weight-complex="normal"/>
    </style:style>
    <style:style style:name="P12" style:family="paragraph" style:parent-style-name="Standard">
      <style:text-properties fo:font-weight="normal" officeooo:rsid="00201ca3" officeooo:paragraph-rsid="00201ca3" style:font-weight-asian="normal" style:font-weight-complex="normal"/>
    </style:style>
    <style:style style:name="P13" style:family="paragraph" style:parent-style-name="Standard">
      <style:text-properties fo:font-size="12pt" fo:font-style="normal" fo:font-weight="bold" officeooo:rsid="001c3e81" officeooo:paragraph-rsid="001c3e81" style:font-size-asian="10.5pt" style:font-style-asian="normal" style:font-weight-asian="bold" style:font-size-complex="12pt" style:font-style-complex="normal" style:font-weight-complex="bold"/>
    </style:style>
    <style:style style:name="P14" style:family="paragraph" style:parent-style-name="Standard">
      <style:text-properties fo:font-size="12pt" fo:font-style="normal" fo:font-weight="bold" officeooo:rsid="001d603f" officeooo:paragraph-rsid="001dc6a2" style:font-size-asian="10.5pt" style:font-style-asian="normal" style:font-weight-asian="bold" style:font-size-complex="12pt" style:font-style-complex="normal" style:font-weight-complex="bold"/>
    </style:style>
    <style:style style:name="P15" style:family="paragraph" style:parent-style-name="Standard">
      <style:text-properties fo:font-size="12pt" fo:font-style="normal" fo:font-weight="normal" officeooo:rsid="001d603f" officeooo:paragraph-rsid="001d603f" style:font-size-asian="10.5pt" style:font-style-asian="normal" style:font-weight-asian="normal" style:font-size-complex="12pt" style:font-style-complex="normal" style:font-weight-complex="normal"/>
    </style:style>
    <style:style style:name="P16" style:family="paragraph" style:parent-style-name="Standard">
      <style:text-properties fo:font-size="12pt" fo:font-style="normal" fo:font-weight="normal" officeooo:rsid="001dc6a2" officeooo:paragraph-rsid="001dc6a2" style:font-size-asian="10.5pt" style:font-style-asian="normal" style:font-weight-asian="normal" style:font-size-complex="12pt" style:font-style-complex="normal" style:font-weight-complex="normal"/>
    </style:style>
    <style:style style:name="T1" style:family="text">
      <style:text-properties officeooo:rsid="001a920b"/>
    </style:style>
    <style:style style:name="T2" style:family="text">
      <style:text-properties fo:font-style="italic" style:font-style-asian="italic" style:font-style-complex="italic"/>
    </style:style>
    <style:style style:name="T3" style:family="text">
      <style:text-properties fo:font-style="italic" officeooo:rsid="001c3e81" style:font-style-asian="italic" style:font-style-complex="italic"/>
    </style:style>
    <style:style style:name="T4" style:family="text">
      <style:text-properties fo:font-style="italic" officeooo:rsid="001a920b" style:font-style-asian="italic" style:font-style-complex="italic"/>
    </style:style>
    <style:style style:name="T5" style:family="text">
      <style:text-properties style:font-name="LKLUG" fo:font-size="10.5pt" style:font-size-asian="10.5pt" style:font-size-complex="10.5pt"/>
    </style:style>
    <style:style style:name="T6" style:family="text">
      <style:text-properties style:font-name="LKLUG" fo:font-size="10.5pt" officeooo:rsid="001a920b" style:font-size-asian="10.5pt" style:font-size-complex="10.5pt"/>
    </style:style>
    <style:style style:name="T7" style:family="text">
      <style:text-properties fo:font-weight="bold" style:font-weight-asian="bold" style:font-weight-complex="bold"/>
    </style:style>
    <style:style style:name="T8" style:family="text">
      <style:text-properties officeooo:rsid="001dc6a2"/>
    </style:style>
    <style:style style:name="T9" style:family="text">
      <style:text-properties officeooo:rsid="001f2a64"/>
    </style:style>
    <style:style style:name="T10" style:family="text">
      <style:text-properties officeooo:rsid="00201ca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 INTRODUCTION</text:p>
      <text:p text:style-name="P1">The problem statement asks to make a disparity map of two stereo images. For this ideas of epipolar geometry and rectification of images is necessary.</text:p>
      <text:p text:style-name="P1"/>
      <text:p text:style-name="P6">Psuedocode:</text:p>
      <text:p text:style-name="P6"/>
      <text:p text:style-name="P7">Disparity</text:p>
      <text:p text:style-name="P7">Input: Stereo image <text:span text:style-name="T2">Left, </text:span>Stero image <text:span text:style-name="T2">Right, </text:span><text:span text:style-name="T3">No. Of image pixels=P</text:span></text:p>
      <text:p text:style-name="P7">Output: Disparity map Dmap</text:p>
      <text:p text:style-name="P7"/>
      <text:p text:style-name="P7">Dmap.init(<text:span text:style-name="T2">Left,Right</text:span>)</text:p>
      <text:p text:style-name="P8"><text:span text:style-name="T2">RectifiedLeft</text:span>=G.rectify(<text:span text:style-name="T2">Left</text:span>)</text:p>
      <text:p text:style-name="P8"><text:span text:style-name="T2">RectifiedRight</text:span>=G.rectify(<text:span text:style-name="T2">Right</text:span>)</text:p>
      <text:p text:style-name="P8"/>
      <text:p text:style-name="P8"><text:span text:style-name="T7">for </text:span>imagepixels= 1<text:span text:style-name="T7"> to</text:span> P CoordinatePair=<text:span text:style-name="T6">FIND_CORRESPONDACE</text:span><text:span text:style-name="T1">(</text:span><text:span text:style-name="T2">Rectified</text:span><text:span text:style-name="T4">Left,</text:span><text:span text:style-name="T2">Rectifiedr</text:span><text:span text:style-name="T4">ight</text:span><text:span text:style-name="T1">)</text:span></text:p>
      <text:p text:style-name="P8">Disaprity=<text:span text:style-name="T5">DISPARITY</text:span>(CoordinatePair)</text:p>
      <text:p text:style-name="P8">Intensity.Dmap(pixel)=G.Intensity(Disparity)</text:p>
      <text:p text:style-name="P13"/>
      <text:p text:style-name="P13">II.PROBLEM STATEMENT</text:p>
      <text:p text:style-name="P13"/>
      <text:p text:style-name="P15">The problem statement is to generate disparity map from a pair of stereo images. Disparity map refers to the apparent pixel difference or motion between a pair of stereo images. The apparent shift in the image is due to the distance between to the focal planes of the two camareas. Disparity map maps the apparent pixel motion to a value of intensity on the disparity map.This has to be done in the problm statement</text:p>
      <text:p text:style-name="P15"/>
      <text:p text:style-name="P14">III.RELATED WORK</text:p>
      <text:p text:style-name="P16"/>
      <text:p text:style-name="P16">To do this knowledge of epipolar geometry and rectification is necessary.Also finding correspondence points in the stereo images</text:p>
      <text:p text:style-name="P14"/>
      <text:p text:style-name="P14"><text:span text:style-name="T8">IV. INITIAL ATTEMPTS</text:span></text:p>
      <text:p text:style-name="P16">Initially i tried naive subtraction of the two stereo images with the idea that the pixels which have shifted significantly will have greater difference in intensities. But this approach wasnt very fruitful. As the suurounding intrensity largely determmined the intensity in the disparity map.</text:p>
      <text:p text:style-name="Standard"/>
      <text:p text:style-name="P3">V. FINAL APPROACH</text:p>
      <text:p text:style-name="P9"><text:s/><text:span text:style-name="T9">The final algorithm i used sum of squared differencer correspondence between the two stero images i.e. the correspondence points are those whoe sum of squared difference of intensities is minimum. </text:span></text:p>
      <text:p text:style-name="P10"/>
      <text:p text:style-name="P4">VI. RESULTS AND OBSERVATION</text:p>
      <text:p text:style-name="P10">The algorithm can be improved for better rectification. The correspondence can be found better by suitably taking the window size.</text:p>
      <text:p text:style-name="P10"/>
      <text:p text:style-name="P4">VII. FUTURE WORK</text:p>
      <text:p text:style-name="P10">The algorithm can be improved. For better rectification the correspondence can be found better by suitably taking the window size.</text:p>
      <text:p text:style-name="Standard"/>
      <text:p text:style-name="P4">CONCLUSION</text:p>
      <text:p text:style-name="P10">The problem was about creating disparity map. I faced problems in creating rectified image. It can be very useful in depth perception of object by the dr<text:span text:style-name="T10">o</text:span>ne in its flight. <text:span text:style-name="T10">Depending on the positioning of various objects the drone might have different tasks to perform. For exaple to reach to the bject which has the last depth.</text:span></text:p>
      <text:p text:style-name="P10"/>
      <text:p text:style-name="P5">REFERENCES</text:p>
      <text:p text:style-name="P12">The given references.</text:p>
      <text:p text:style-name="P11"><text:a xlink:type="simple" xlink:href="http://www.sci.utah.edu/~gerig/CS6320-S2012/Materials/CS6320-CV-F2012-Rectification.pdf" text:style-name="Internet_20_link" text:visited-style-name="Visited_20_Internet_20_Link">http://www.sci.utah.edu/~gerig/CS6320-S2012/Materials/CS6320-CV-F2012-Rectification.pdf</text:a></text:p>
      <text:p text:style-name="P12">Udacity Computer Vision Course</text:p>
      <text:p text:style-name="P12">Wikipedia and other refeernce sites.</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KLUG" svg:font-family="LKLU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columns fo:column-count="2" fo:column-gap="0.497cm">
          <style:column style:rel-width="4818*" fo:start-indent="0cm" fo:end-indent="0.249cm"/>
          <style:column style:rel-width="4820*" fo:start-indent="0.249cm" fo:end-indent="0cm"/>
        </style:columns>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4T07:29:45.361896086</meta:creation-date>
    <dc:date>2019-03-04T08:28:11.354671873</dc:date>
    <meta:editing-duration>PT4M49S</meta:editing-duration>
    <meta:editing-cycles>1</meta:editing-cycles>
    <meta:document-statistic meta:table-count="0" meta:image-count="0" meta:object-count="0" meta:page-count="2" meta:paragraph-count="31" meta:word-count="350" meta:character-count="2455" meta:non-whitespace-character-count="2134"/>
    <meta:generator>LibreOffice/6.0.6.2$Linux_X86_64 LibreOffice_project/00m0$Build-2</meta:generator>
  </office:meta>
</office:document-meta>
</file>